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166" calcext:value-type="float">
            <text:p>28.52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42355" calcext:value-type="float">
            <text:p>28.5542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92278709677" calcext:value-type="float">
            <text:p>28.579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3424" calcext:value-type="float">
            <text:p>28.57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7166451613" calcext:value-type="float">
            <text:p>28.5447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6921290323" calcext:value-type="float">
            <text:p>28.692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8776516129" calcext:value-type="float">
            <text:p>28.7287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28830967742" calcext:value-type="float">
            <text:p>28.6228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74929032258" calcext:value-type="float">
            <text:p>28.487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32056" calcext:value-type="float">
            <text:p>29.15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21775483871" calcext:value-type="float">
            <text:p>28.582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7023448276" calcext:value-type="float">
            <text:p>28.59770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26632258065" calcext:value-type="float">
            <text:p>28.682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0504" calcext:value-type="float">
            <text:p>28.6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8242580645" calcext:value-type="float">
            <text:p>28.520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1380645161" calcext:value-type="float">
            <text:p>28.303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13048" calcext:value-type="float">
            <text:p>28.32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63718709677" calcext:value-type="float">
            <text:p>27.826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98424" calcext:value-type="float">
            <text:p>27.99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74129032258" calcext:value-type="float">
            <text:p>27.847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8642580645" calcext:value-type="float">
            <text:p>27.697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6536774194" calcext:value-type="float">
            <text:p>27.7336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53132903226" calcext:value-type="float">
            <text:p>27.935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74776" calcext:value-type="float">
            <text:p>28.02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08998709677" calcext:value-type="float">
            <text:p>28.2408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779232" calcext:value-type="float">
            <text:p>28.147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70423225806" calcext:value-type="float">
            <text:p>28.127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39111724138" calcext:value-type="float">
            <text:p>28.11391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81468387097" calcext:value-type="float">
            <text:p>28.238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66141935484" calcext:value-type="float">
            <text:p>28.216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4823225806" calcext:value-type="float">
            <text:p>28.218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42082580645" calcext:value-type="float">
            <text:p>28.1642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1488" calcext:value-type="float">
            <text:p>28.59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97130322581" calcext:value-type="float">
            <text:p>29.019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80583225806" calcext:value-type="float">
            <text:p>29.3980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73064" calcext:value-type="float">
            <text:p>29.80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58325" calcext:value-type="float">
            <text:p>29.812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61056" calcext:value-type="float">
            <text:p>29.49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45592258065" calcext:value-type="float">
            <text:p>29.374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5585714286" calcext:value-type="float">
            <text:p>29.2885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78535" calcext:value-type="float">
            <text:p>29.3078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10312258064" calcext:value-type="float">
            <text:p>29.3410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4296" calcext:value-type="float">
            <text:p>29.2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1511483871" calcext:value-type="float">
            <text:p>29.201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3003870968" calcext:value-type="float">
            <text:p>29.196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6988387097" calcext:value-type="float">
            <text:p>29.225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70699354839" calcext:value-type="float">
            <text:p>28.987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0016" calcext:value-type="float">
            <text:p>28.79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71775" calcext:value-type="float">
            <text:p>28.602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53992" calcext:value-type="float">
            <text:p>28.3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4023225807" calcext:value-type="float">
            <text:p>28.3404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1497931034" calcext:value-type="float">
            <text:p>28.40714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3245" calcext:value-type="float">
            <text:p>28.504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09630967742" calcext:value-type="float">
            <text:p>28.500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77256" calcext:value-type="float">
            <text:p>28.48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81349677419" calcext:value-type="float">
            <text:p>28.438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59948387097" calcext:value-type="float">
            <text:p>28.54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40743225807" calcext:value-type="float">
            <text:p>28.764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9249032258" calcext:value-type="float">
            <text:p>28.8959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7248" calcext:value-type="float">
            <text:p>28.7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553" calcext:value-type="float">
            <text:p>28.427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6976" calcext:value-type="float">
            <text:p>28.13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9076129032" calcext:value-type="float">
            <text:p>28.093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7266206897" calcext:value-type="float">
            <text:p>28.20072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5896774193" calcext:value-type="float">
            <text:p>28.364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8665806452" calcext:value-type="float">
            <text:p>28.4538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7492" calcext:value-type="float">
            <text:p>28.44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94455" calcext:value-type="float">
            <text:p>28.3294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7816" calcext:value-type="float">
            <text:p>28.42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32247741935" calcext:value-type="float">
            <text:p>28.3332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06802580645" calcext:value-type="float">
            <text:p>28.130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21669677419" calcext:value-type="float">
            <text:p>27.9321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28611612903" calcext:value-type="float">
            <text:p>27.832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7184" calcext:value-type="float">
            <text:p>28.0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98701935484" calcext:value-type="float">
            <text:p>28.359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51495172414" calcext:value-type="float">
            <text:p>28.6151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38660645161" calcext:value-type="float">
            <text:p>28.793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0991483871" calcext:value-type="float">
            <text:p>28.850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5888" calcext:value-type="float">
            <text:p>28.8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196825" calcext:value-type="float">
            <text:p>28.701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6528" calcext:value-type="float">
            <text:p>28.5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5919483871" calcext:value-type="float">
            <text:p>28.655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29403870968" calcext:value-type="float">
            <text:p>28.982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0123870968" calcext:value-type="float">
            <text:p>29.1780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38134193548" calcext:value-type="float">
            <text:p>29.183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42544" calcext:value-type="float">
            <text:p>29.2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21878709677" calcext:value-type="float">
            <text:p>29.402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46808" calcext:value-type="float">
            <text:p>29.42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77055483871" calcext:value-type="float">
            <text:p>29.377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0294193548" calcext:value-type="float">
            <text:p>29.3880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6296" calcext:value-type="float">
            <text:p>29.3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1725217391" calcext:value-type="float">
            <text:p>29.276172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57" calcext:value-type="float">
            <text:p>30.3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6388" calcext:value-type="float">
            <text:p>30.53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2572" calcext:value-type="float">
            <text:p>29.72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5036" calcext:value-type="float">
            <text:p>29.62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274" calcext:value-type="float">
            <text:p>29.5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0792" calcext:value-type="float">
            <text:p>29.4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6108" calcext:value-type="float">
            <text:p>28.29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0476" calcext:value-type="float">
            <text:p>27.43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9476" calcext:value-type="float">
            <text:p>27.04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9404" calcext:value-type="float">
            <text:p>28.75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8692" calcext:value-type="float">
            <text:p>29.15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506" calcext:value-type="float">
            <text:p>29.05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75" calcext:value-type="float">
            <text:p>29.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7292" calcext:value-type="float">
            <text:p>29.38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2492" calcext:value-type="float">
            <text:p>29.08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00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40" meta:object-count="0"/>
    <meta:user-defined meta:name="AppVersion">3.0</meta:user-defined>
  </office:meta>
</office:document-meta>
</file>